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Footnote">
      <style:text-properties style:font-name="Noto Sans Mono" fo:font-size="7pt" officeooo:rsid="010d36c0" officeooo:paragraph-rsid="010d36c0" style:font-size-asian="7pt" style:font-size-complex="7pt"/>
    </style:style>
    <style:style style:name="P4" style:family="paragraph" style:parent-style-name="Footnote">
      <style:text-properties style:font-name="Noto Sans Mono" fo:font-size="7pt" officeooo:rsid="010e1b39" officeooo:paragraph-rsid="010e1b39" style:font-size-asian="7pt" style:font-size-complex="7pt"/>
    </style:style>
    <style:style style:name="P5" style:family="paragraph" style:parent-style-name="Footnote">
      <style:text-properties style:font-name="Noto Sans Mono" fo:font-size="7pt" officeooo:rsid="012956c5" officeooo:paragraph-rsid="012956c5" style:font-size-asian="6.09999990463257pt" style:font-size-complex="7pt"/>
    </style:style>
    <style:style style:name="P6" style:family="paragraph" style:parent-style-name="Footnote">
      <style:text-properties style:font-name="Noto Sans Mono" fo:font-size="7pt" officeooo:rsid="0134987a" officeooo:paragraph-rsid="0134987a" style:font-size-asian="6.09999990463257pt" style:font-size-complex="7pt"/>
    </style:style>
    <style:style style:name="P7" style:family="paragraph" style:parent-style-name="Standard">
      <style:text-properties officeooo:paragraph-rsid="0013202e"/>
    </style:style>
    <style:style style:name="P8" style:family="paragraph" style:parent-style-name="Standard">
      <style:text-properties officeooo:paragraph-rsid="010cb7c2"/>
    </style:style>
    <style:style style:name="P9"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10"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11"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12"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13"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14"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15"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16"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17"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18"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19"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20" style:family="paragraph" style:parent-style-name="Standard">
      <style:paragraph-properties fo:text-align="start" style:justify-single-word="false"/>
      <style:text-properties officeooo:rsid="013dec50" officeooo:paragraph-rsid="013dec50"/>
    </style:style>
    <style:style style:name="P21" style:family="paragraph" style:parent-style-name="Standard">
      <style:paragraph-properties fo:text-align="start" style:justify-single-word="false"/>
      <style:text-properties officeooo:rsid="013dec50" officeooo:paragraph-rsid="013ef02f"/>
    </style:style>
    <style:style style:name="P2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23"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24"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25"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26"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27"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8"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9"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30"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31"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32"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33"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4"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5"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38"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39"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40"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41"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42"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44"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45"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6"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7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71" style:family="paragraph" style:parent-style-name="Standard">
      <style:paragraph-properties fo:text-align="end"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3" style:family="paragraph" style:parent-style-name="Standard">
      <style:text-properties style:font-name="Noto Sans Mono" fo:font-size="8pt" style:font-size-asian="8pt" style:font-size-complex="8pt"/>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officeooo:rsid="01424feb"/>
    </style:style>
    <style:style style:name="T55" style:family="text">
      <style:text-properties officeooo:rsid="01436c1a"/>
    </style:style>
    <style:style style:name="T56" style:family="text">
      <style:text-properties officeooo:rsid="01448daf"/>
    </style:style>
    <style:style style:name="T57" style:family="text">
      <style:text-properties officeooo:rsid="0146692d"/>
    </style:style>
    <style:style style:name="T58" style:family="text">
      <style:text-properties officeooo:rsid="014706b2"/>
    </style:style>
    <style:style style:name="T59" style:family="text">
      <style:text-properties fo:font-weight="normal" style:font-weight-asian="normal" style:font-weight-complex="normal"/>
    </style:style>
    <style:style style:name="T60" style:family="text">
      <style:text-properties fo:font-weight="normal" officeooo:rsid="014beb8e" style:font-weight-asian="normal" style:font-weight-complex="normal"/>
    </style:style>
    <style:style style:name="T61" style:family="text">
      <style:text-properties fo:font-weight="normal" officeooo:rsid="014c1a49" style:font-weight-asian="normal" style:font-weight-complex="normal"/>
    </style:style>
    <style:style style:name="T62" style:family="text">
      <style:text-properties officeooo:rsid="0147b0a7"/>
    </style:style>
    <style:style style:name="T63" style:family="text">
      <style:text-properties officeooo:rsid="0148ef8e"/>
    </style:style>
    <style:style style:name="T64" style:family="text">
      <style:text-properties fo:font-size="11pt" style:font-size-asian="11pt" style:font-size-complex="11pt"/>
    </style:style>
    <style:style style:name="T65" style:family="text">
      <style:text-properties officeooo:rsid="014beb8e"/>
    </style:style>
    <style:style style:name="T66" style:family="text">
      <style:text-properties officeooo:rsid="014c1a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22"/>
      <text:p text:style-name="P7"><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7"><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22"/>
      <text:p text:style-name="P7"><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8"><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8"><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23">/ / /</text:p>
      <text:p text:style-name="P24">. . .</text:p>
      <text:p text:style-name="P25"/>
      <text:p text:style-name="P26">I tidied my room a bit after printing my first page and eventually got a text from Cait, saying, “You pretty much published a book!”</text:p>
      <text:p text:style-name="P26"><text:s text:c="3"/>I said, “Hehe yeah. Just started a new one today that should hopefully be a better fit but we'll have to see how it handles getting stuffed with all those labels,” and then, “What you up to?”</text:p>
      <text:p text:style-name="P26"/>
      <text:p text:style-name="P27">“About to walk to the market get some supplies </text:p>
      <text:p text:style-name="P27">Eek at 3</text:p>
      <text:p text:style-name="P27">Work at 3 I mean </text:p>
      <text:p text:style-name="P27">What's up with you</text:p>
      <text:p text:style-name="P28">Just sittim on my bed habbin coppee</text:p>
      <text:p text:style-name="P27">Lol</text:p>
      <text:p text:style-name="P27">Feel like taking a walk at hominy creek?</text:p>
      <text:p text:style-name="P29">Sure!</text:p>
      <text:p text:style-name="P27">Word! I'm just walking to the market <text:s/></text:p>
      <text:p text:style-name="P27">no be home about 20</text:p>
      <text:p text:style-name="P27">Need anything?</text:p>
      <text:p text:style-name="P28">Meet you at the sand hill entrance in 30?</text:p>
      <text:p text:style-name="P28">Can't think o nothin”</text:p>
      <text:p text:style-name="P28"/>
      <text:p text:style-name="P9"><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3">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38"><text:soft-page-break/><text:s text:c="3"/>We walked to the water, saw Neighbor Scott, confirmed Ether Jam for Saturday night, put our feet in the creek, walked down to the other end and back again.</text:p>
      <text:p text:style-name="P38"><text:s text:c="3"/>“Whatchu gonna do now?” I said.</text:p>
      <text:p text:style-name="P9"><text:span text:style-name="T40"><text:s text:c="3"/>Cait said, “We </text:span><text:span text:style-name="T36">could</text:span><text:span text:style-name="T40"> go get an </text:span><text:span text:style-name="T36">iced</text:span><text:span text:style-name="T40"> coffee.”</text:span></text:p>
      <text:p text:style-name="P9"><text:span text:style-name="T40"><text:s text:c="3"/>“</text:span><text:span text:style-name="T41">Oh, you ain’t gwan tell me what to drink, nah.”</text:span></text:p>
      <text:p text:style-name="P9"><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4">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39"/>
      <text:p text:style-name="P10"><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10"><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40"/>
      <text:p text:style-name="P40">. . .</text:p>
      <text:p text:style-name="P40"/>
      <text:p text:style-name="P11"><text:span text:style-name="T46">I </text:span><text:span text:style-name="T39">ended up transcribing 22 entries but also spent lots of time in bed looking at my phone and then wrote in my journal at 9:38. . .</text:span><text:span text:style-name="T47">Hannah sent me a </text:span><text:soft-page-break/><text:span text:style-name="T47">‘reel’ about cat racing, and, when I hit the home button, there was a video of her playing the song I had seen </text:span><text:span text:style-name="T48">sitting </text:span><text:span text:style-name="T47">at her piano, Clean Slate:</text:span></text:p>
      <text:p text:style-name="P41"/>
      <text:p text:style-name="P30">Having you is like a clean slate</text:p>
      <text:p text:style-name="P31">Can’t remember all my mistakes</text:p>
      <text:p text:style-name="P31">Somehow I get to know you</text:p>
      <text:p text:style-name="P31">Somehow you’re here</text:p>
      <text:p text:style-name="P31"/>
      <text:p text:style-name="P31">Grew up a goody twoshoes</text:p>
      <text:p text:style-name="P31">I neglected all my wild and free</text:p>
      <text:p text:style-name="P31">Pulled up flowers——I stomped on weeds</text:p>
      <text:p text:style-name="P42">And I wouldn’t know love if it came right up to me</text:p>
      <text:p text:style-name="P31"/>
      <text:p text:style-name="P31">Loving you is like a clean slate</text:p>
      <text:p text:style-name="P31">Can’t remember all my mistakes</text:p>
      <text:p text:style-name="P31">Somehow I get to know you</text:p>
      <text:p text:style-name="P31">Somehow you’re here</text:p>
      <text:p text:style-name="P31"/>
      <text:p text:style-name="P43">VII.XI</text:p>
      <text:p text:style-name="P42"/>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44"><text:s text:c="3"/>I said, “Early in the day would be good,” got up, went to the restroom, sat on the toilet and thought it was interesting how Wyndham is pet sitter for the Williams household now and how I have been upgrated to the McMickens.</text:p>
      <text:p text:style-name="Standard"><text:soft-page-break/><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45"/>
      <text:p text:style-name="P32">“Guess who has not gotten paid for </text:p>
      <text:p text:style-name="P32">tour and is anxious about it! </text:p>
      <text:p text:style-name="P33">Meeeee</text:p>
      <text:p text:style-name="P32">Storing away the feeling so I can </text:p>
      <text:p text:style-name="P32">remember it next time it's my turn </text:p>
      <text:p text:style-name="P32">to pay people</text:p>
      <text:p text:style-name="P34">I hate that feeling! I have extra money if you need a couple hundo</text:p>
      <text:p text:style-name="P32">Thanks friend</text:p>
      <text:p text:style-name="P32">I'll be okay I think! </text:p>
      <text:p text:style-name="P32">Some of this is anxiety when I don't</text:p>
      <text:p text:style-name="P32"><text:s/>have a lot of structure. But I'm </text:p>
      <text:p text:style-name="P32">finally back to bartending today. </text:p>
      <text:p text:style-name="P32">What are you up to?</text:p>
      <text:p text:style-name="P34">I'm ch-ch-chilling until Secret B-Sides rehearsal at 7 (prolly til 10.) What time you workin'?</text:p>
      <text:p text:style-name="P36">Easy mode :-) I hope so!</text:p>
      <text:p text:style-name="P37">I might grab a bite to eat at 1 </text:p>
      <text:p text:style-name="P37">if you want to join me! </text:p>
      <text:p text:style-name="P35">Food is an excellent idea—would love to!”</text:p>
      <text:p text:style-name="P36"/>
      <text:p text:style-name="P12"><text:soft-page-break/><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46"/>
      <text:p text:style-name="P46">. . .</text:p>
      <text:p text:style-name="P47"/>
      <text:p text:style-name="P14"><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13"><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She was having a hard time and asked how long it takes to adjust from tour. I said, “Mmm, three-and-a-half to four days</text:span><text:span text:style-name="T12"><text:note text:id="ftn3" text:note-class="footnote"><text:note-citation>3</text:note-citation><text:note-body><text:p text:style-name="P5">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13"><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48"/>
      <text:p text:style-name="P48"/>
      <text:p text:style-name="P50">/ / /</text:p>
      <text:p text:style-name="P51">. . .</text:p>
      <text:p text:style-name="P49"/>
      <text:p text:style-name="P18"><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9"/>
      <text:p text:style-name="P15"><text:span text:style-name="T27">T</text:span><text:span text:style-name="T25">hurs</text:span><text:span text:style-name="T8">, </text:span><text:span text:style-name="T5">Funkatorium</text:span><text:span text:style-name="T8">:</text:span></text:p>
      <text:p text:style-name="P17"><text:span text:style-name="T17"><text:s text:c="3"/>6:00 </text:span><text:span text:style-name="T25">Tina </text:span><text:span text:style-name="T26">&amp;</text:span><text:span text:style-name="T25"> her Pony</text:span></text:p>
      <text:p text:style-name="P52"/>
      <text:p text:style-name="P15"><text:span text:style-name="T25">Fri</text:span><text:span text:style-name="T8">, </text:span><text:span text:style-name="T7">Funkatorium</text:span><text:span text:style-name="T17">:</text:span></text:p>
      <text:p text:style-name="P17"><text:span text:style-name="T8"><text:s text:c="3"/>6:30 </text:span><text:span text:style-name="T25">Hannah Kaminer </text:span><text:span text:style-name="T26">&amp; The Wistfuls</text:span></text:p>
      <text:p text:style-name="P52"/>
      <text:p text:style-name="P15"><text:span text:style-name="T25">Sat</text:span><text:span text:style-name="T8">, </text:span><text:span text:style-name="T7">New Belgium</text:span><text:span text:style-name="T17">:</text:span></text:p>
      <text:p text:style-name="P17"><text:span text:style-name="T8"><text:s text:c="3"/>2:00 </text:span><text:span text:style-name="T25">Dulci</text:span></text:p>
      <text:p text:style-name="P15"><text:span text:style-name="T8"><text:s text:c="3"/>5:00 </text:span><text:span text:style-name="T25">Scott McMicken </text:span><text:span text:style-name="T26">&amp;</text:span><text:span text:style-name="T25"> the EVER-EXPANDING</text:span></text:p>
      <text:p text:style-name="P52"/>
      <text:p text:style-name="P15"><text:span text:style-name="T7">Asheville Music Hall</text:span><text:span text:style-name="T17">:</text:span></text:p>
      <text:p text:style-name="P15"><text:span text:style-name="T8"><text:s text:c="3"/>9:30 </text:span><text:span text:style-name="T25">The Secret B-Sides</text:span></text:p>
      <text:p text:style-name="P53"/>
      <text:p text:style-name="P17"><text:span text:style-name="T25">Sun</text:span><text:span text:style-name="T8">, </text:span><text:span text:style-name="T7">Sovereign Kava</text:span><text:span text:style-name="T17">:</text:span></text:p>
      <text:p text:style-name="P17"><text:span text:style-name="T8"><text:s text:c="3"/></text:span><text:span text:style-name="T17">3:30 </text:span><text:span text:style-name="T26">The Moon &amp; You</text:span></text:p>
      <text:p text:style-name="P69"/>
      <text:p text:style-name="P16"><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6">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54"><text:soft-page-break/></text:p>
      <text:p text:style-name="P55">. . .</text:p>
      <text:p text:style-name="P54"/>
      <text:p text:style-name="P19"><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19"><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19"><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19"><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oft-page-break/><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56"/>
      <text:p text:style-name="P57">. . .</text:p>
      <text:p text:style-name="P58"/>
      <text:p text:style-name="P21"><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and she had said, “Ok! Come to the front?” I started walking around and she startled me from the darkness on the side of the house.</text:span></text:p>
      <text:p text:style-name="P59"><text:s text:c="3"/>We drove past what she informed me was the Pingles (I thought it was the Lingles,) and went to the Smingles (which I thought was the Pingles.) When we walked through the automatic doors, she said, “Is it very bright in here?”</text:p>
      <text:p text:style-name="P6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60"><text:s text:c="3"/>She said, “9:15?”</text:p>
      <text:p text:style-name="P60"><text:s text:c="3"/>“You came up with it.”</text:p>
      <text:p text:style-name="P60"><text:s text:c="3"/>“I am a computer… not with a blue screen, but…”</text:p>
      <text:p text:style-name="P60"><text:s text:c="3"/>“Making a puttering sound?”</text:p>
      <text:p text:style-name="P60"><text:s text:c="3"/>“A dialup noise.”</text:p>
      <text:p text:style-name="P20"><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70"><text:soft-page-break/>VII.XII</text:p>
      <text:p text:style-name="P61"/>
      <text:p text:style-name="P6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6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61"><text:s text:c="3"/>I said I was surprised to be enjoying LibreOffice Writer so much, since it was just some app that came with Linux Mint and she said, "Oh, I love Writer! I was using it in 2004 when it was part of OpenOffice!"</text:p>
      <text:p text:style-name="P61"><text:s text:c="3"/>I thought back to 2004, my college days, and said, "Hey, I was using OpenOffice <text:span text:style-name="T53">too</text:span>... on Windows!"</text:p>
      <text:p text:style-name="P61"><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55">Apart from getting dressed and brushing my teeth, </text:span><text:span text:style-name="T52">I spent most of that time trying </text:span><text:soft-page-break/><text:span text:style-name="T52">to edit the format of A Great Visit into 4x6, and eventually succeeded, more or less.</text:span></text:p>
      <text:p text:style-name="P62"/>
      <text:p text:style-name="P62">Lots of things will need to be nudged manually and new title pages will need to be added, but that was expected. I knew it would be a massive project, but I think I have knocked out the most daunting part, which just so happens to be the start. <text:span text:style-name="T56">One of my goals going forward will be to simplify its formatting, which could hopefully make things easier if I need to change it again.</text:span></text:p>
      <text:p text:style-name="P62"><text:s text:c="3"/>I <text:span text:style-name="T55">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55">be like me to</text:span> test out <text:span text:style-name="T53">all</text:span> ways of thinking.</text:p>
      <text:p text:style-name="P63"><text:s text:c="3"/>I am beyond excited to once again spend some time with Hannah today. Okay, fine, here’s the detail: I, one, imagined myself begging for love <text:span text:style-name="T55">and getting rejected </text:span>again, but perhaps more tragically, imagined her warning me that she had a date coming to her performance tonight <text:span text:style-name="T55">(and visualized an attempted subsequent witholding of my love for her</text:span>.<text:span text:style-name="T55">)</text:span> </text:p>
      <text:p text:style-name="P63"><text:s text:c="3"/>I have no reason to believe that is true, and life would be fine if it was, but I will chalk that up to my mind occasionally preparing my nervous system for disappointment, <text:span text:style-name="T53">microdosing the worst</text:span>, if you will. . .<text:span text:style-name="T54">I closed my project from eleven years ago, acknowledged the dust cloud around me and wrote in my journal until 11:1</text:span><text:span text:style-name="T57">8</text:span><text:span text:style-name="T54">. . .I grabbed a banana + a third coffee and drove to Hannah's house, where she was standing on the corner, talking on the phone. "I can't hear you very well," she said to who I </text:span><text:soft-page-break/><text:span text:style-name="T54">correctly presumed was her mom. "Let me call you when I get my car back."</text:span></text:p>
      <text:p text:style-name="P63"><text:s text:c="3"/>We drove down Brevard Rd. to the Nissan dealership. She thanked me for the ride and told me to let her know when she could return the favor. "Don't wait until the end to get all your maintenance done," she said.</text:p>
      <text:p text:style-name="P63"><text:s text:c="3"/>I said, "Well, I hope it's not the end! Let me know if you need any help before the show."</text:p>
      <text:p text:style-name="P63"><text:s text:c="3"/>"I'll see you there," she said, probably because I had already announced my excited plans to walk. "And I'll find out if there's a guest list and put you on there."</text:p>
      <text:p text:style-name="P6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63"/>
      <text:p text:style-name="P6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63"/>
      <text:p text:style-name="P63"/>
      <text:p text:style-name="P63"/>
      <text:p text:style-name="P64">/ / /</text:p>
      <text:p text:style-name="P65">. . .</text:p>
      <text:p text:style-name="P63"/>
      <text:p text:style-name="P63">I ate my banana, changed into <text:span text:style-name="T58">one of the</text:span> Moves shirt<text:span text:style-name="T58">s</text:span>, put on my hat and <text:span text:style-name="T58">stuck</text:span> a stem behind my upper lip. I went to the fridge and grabbed <text:span text:style-name="T63">a handful</text:span> of grapes <text:span text:style-name="T58">+</text:span> a plum, left the house and ate everything while walking <text:span text:style-name="T58">Brevard Rd</text:span>.</text:p>
      <text:p text:style-name="P63"><text:s text:c="3"/>I went to a guitar shop, a book store, had a pee at Community and returned someone's Nalgene. I walked down the hill, meditating on “<text:span text:style-name="T64">I</text:span>…” turned right at Hilliard, felt conflicted over which of my two usual ways to go and noticed a tennis tournament <text:span text:style-name="T63">up on the hill</text:span>.</text:p>
      <text:p text:style-name="P63"><text:s text:c="3"/>I sat in the stands <text:span text:style-name="T58">for a while, then</text:span> under two trees in the park. <text:span text:style-name="T58">I</text:span> kept walking, climbed a tree and went to FBFC, where they were playing Cripple Creek. I bought a plum <text:span text:style-name="T58">for 87 cents</text:span>, walked up <text:span text:style-name="T63">Biltmore</text:span>, checked out the beginnings of a market <text:span text:style-name="T63">near Vance Monument </text:span>and turned toward Pritchard.</text:p>
      <text:p text:style-name="P63"><text:s text:c="3"/>I knew I would need to eat soon and decided I would sit and think about the option with the <text:span text:style-name="T58">absolute </text:span>least possible fuss. When I got to the park, I saw a sign that said, FREE VEGAN INDIAN FOOD, and I thought, “I did it!” With John's <text:span text:style-name="T58">hyper-eager</text:span> encouragement, I had two bowls of rice with dal, cilantro and extra spice.</text:p>
      <text:p text:style-name="P63"><text:s text:c="3"/>John <text:span text:style-name="T63">excitedly </text:span>asked me about my life while I ate and then brought over <text:span text:style-name="T58">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63"/>
      <text:p text:style-name="P64"><text:soft-page-break/>. . .</text:p>
      <text:p text:style-name="P63"/>
      <text:p text:style-name="P6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58">day and </text:span>life.</text:p>
      <text:p text:style-name="P63"><text:s text:c="3"/>I took my mug inside, checked out the drum circle, sat on a bench and wrote in my phone journal until 6:38. . .I walked around the corner to the church. Jane was standing <text:span text:style-name="T58">under</text:span> the front columns saying, “This is Ross! He's on the list!”</text:p>
      <text:p text:style-name="P63"><text:s text:c="3"/>She escorted me to the green room, where I had two peanut butter cups and an enthusiastic hug from Hannah, <text:span text:style-name="T62">who was wearing</text:span> a beautiful flowing green dress. At five til, I took a seat and then <text:span text:style-name="T62">relocated</text:span> two more times, moving closer to the <text:span text:style-name="T63">stage and the door near the greenroom</text:span>.</text:p>
      <text:p text:style-name="P6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63"/>
      <text:p text:style-name="P64">. . .</text:p>
      <text:p text:style-name="P64"/>
      <text:p text:style-name="P66">I looked over to Hannah’s friends when Nicholas Edward Williams started playing and she wasn’t there, which gave me a good feeling. Sure enough, she came through the side door with a bag of tropical Skittles and sat next to me, disappear<text:span text:style-name="T63">ing</text:span> a couple times as expected but <text:span text:style-name="T63">always</text:span> returning. I wanted so bad to put a hand out for her, but also <text:soft-page-break/>didn’t want <text:span text:style-name="T62">that first moment</text:span> to be in a church, <text:span text:style-name="T62">for her sake</text:span>.</text:p>
      <text:p text:style-name="P66"><text:s text:c="3"/>We loitered and socialized, packed up, walked Jane to her car. Hannah said, “You riding with me?” and I said sure. We were clearly tired. She took Patton Avenue and I said I could just walk home from her house. She said, “Oh, I’m going the wrong way!”</text:p>
      <text:p text:style-name="P66"><text:s text:c="3"/>I helped her load in her guitar and when she complained about me helping too much, I said it was good for her. She said something along the lines of, “Are you trying to reform me in my old years?”</text:p>
      <text:p text:style-name="P66"><text:s text:c="3"/>I said, “I’m trying to change you!”</text:p>
      <text:p text:style-name="P66"><text:s text:c="3"/>We hugged a couple times and I left her house with a heavy heart. I walked up to the Country Club and had an Athletic with Drew, Lyric and Chad, then walked home, sat at my desktop in the dark and wrote in my journal.</text:p>
      <text:p text:style-name="P66"/>
      <text:p text:style-name="P67">. . .</text:p>
      <text:p text:style-name="P68"/>
      <text:p text:style-name="P68">I went to bed around midnight, thinking I needed to either dump emotions onto Hannah or withdrawl myself completely. I slept til 4:30AM and woke in disbelief of how <text:span text:style-name="T65">dark</text:span> it was. I wanted to sleep all day, but couldn’t get started until the sun came up. </text:p>
      <text:p text:style-name="P68"/>
      <text:p text:style-name="P71">VII.XIII</text:p>
      <text:p text:style-name="P72"><text:span text:style-name="T59"/></text:p>
      <text:p text:style-name="P72"><text:span text:style-name="T59">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60">3</text:span><text:span text:style-name="T59">4.</text:span></text:p>
      <text:p text:style-name="P72"><text:soft-page-break/><text:span text:style-name="T59"/></text:p>
      <text:p text:style-name="P72"><text:span text:style-name="T59">I’m going to say the craziest thing: I think I am excited to be heartbroken. My mushroom meditation walk had been a beautiful experiment in postponing those feelings as long as I could, as I couldn’t have possibly watched Hannah’s performance </text:span><text:span text:style-name="T60">with</text:span><text:span text:style-name="T59"> that mindset, but I did feel it coming. It wasn’t until saying goodbye at her house that I knew it was upon me.</text:span></text:p>
      <text:p text:style-name="P72"><text:span text:style-name="T59"><text:s text:c="3"/>It even seemed like when I said, “Hit me up if you want to go for a walk in the next couple days,” that she——</text:span><text:span text:style-name="T60">as she was standing in her doorway——</text:span><text:span text:style-name="T59">gave me a funny look. </text:span><text:span text:style-name="T60">M</text:span><text:span text:style-name="T59">aybe it’s not totally heartbreak, but a feeling that I need to let her make the next move </text:span><text:span text:style-name="T60">(</text:span><text:span text:style-name="T59">like not even texting or sending reels.</text:span><text:span text:style-name="T60">)</text:span></text:p>
      <text:p text:style-name="P73"><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66">I took a poop, laid in bed and immediately texted Hannah, “You sounded beautiful last night and I feel a little rude because you asked me what I was up to this week and I didn't ask you,” and then, “</text:span>Also I like your green dre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3T10:47:46.440051722</dc:date>
    <meta:editing-duration>P6DT17H2M14S</meta:editing-duration>
    <meta:editing-cycles>237</meta:editing-cycles>
    <meta:generator>LibreOffice/7.3.7.2$Linux_X86_64 LibreOffice_project/30$Build-2</meta:generator>
    <meta:print-date>2024-07-12T12:08:38.253470244</meta:print-date>
    <meta:document-statistic meta:table-count="0" meta:image-count="0" meta:object-count="0" meta:page-count="16" meta:paragraph-count="151" meta:word-count="3997" meta:character-count="21085" meta:non-whitespace-character-count="17045"/>
  </office:meta>
</office:document-meta>
</file>